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fo:margin-right="-0.009cm" table:align="margins"/>
    </style:style>
    <style:style style:name="Tabela1.A" style:family="table-column">
      <style:table-column-properties style:column-width="14.552cm" style:rel-column-width="56068*"/>
    </style:style>
    <style:style style:name="Tabela1.B" style:family="table-column">
      <style:table-column-properties style:column-width="1.304cm" style:rel-column-width="5022*"/>
    </style:style>
    <style:style style:name="Tabela1.C" style:family="table-column">
      <style:table-column-properties style:column-width="1.154cm" style:rel-column-width="4445*"/>
    </style:style>
    <style:style style:name="Tabela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03030" style:font-name="Arial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0303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TimesNewRomanPSMT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  <style:text-properties fo:font-variant="normal" fo:text-transform="none" fo:color="#303030" style:font-name="TimesNewRomanPSMT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  <style:text-properties style:font-name="TimesNewRomanPSMT"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  <style:text-properties style:font-name="TimesNewRomanPSMT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znań, dnia ….…......................</text:p>
      <text:p text:style-name="P5"/>
      <text:p text:style-name="P5"/>
      <text:p text:style-name="P7">OŚWIADCZENIE PRZED WYKONANIEM PRZEKŁUCIA</text:p>
      <text:p text:style-name="P5"/>
      <text:p text:style-name="P5">Ja niżej podpisany…..................................................................., legitymująca/y się dowodem osobistym nr …................................... (wpisuje piercer ), urodzona/y …....................... oświadczam, że dobrowolnie poddaję się zabiegowi przekłucia ciała. Jestem osobom pełnoletnią i w pełni świadomą konsekwencji wykonania piercingu. Oświadczam, ze rozumiem ryzyko związane z tym zabiegiem i nie będę rościć żadnych pretensji do osoby wykonującej zabieg.</text:p>
      <text:p text:style-name="P5">Poinformowałam/łem piercera o wszelkich alergiach, uczuleniach, chorobach oraz zażywanych lekach które mogą mieć wpływ na wykonanie zabiegu. 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3"/>
          </table:table-cell>
          <table:table-cell table:style-name="Tabela1.B1" office:value-type="string">
            <text:p text:style-name="P14">TAK</text:p>
          </table:table-cell>
          <table:table-cell table:style-name="Tabela1.C1" office:value-type="string">
            <text:p text:style-name="P14">NIE</text:p>
          </table:table-cell>
        </table:table-row>
        <table:table-row>
          <table:table-cell table:style-name="Tabela1.A2" office:value-type="string">
            <text:p text:style-name="P13">Czy jest Pana/i alergikiem ? (pyłki roślinne, inne substancje chemiczne) 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Czy cierpi Pana/i na jakieś problemy skórne ? (łuszczyca, grzybica skóry, AZS, egzema itp.) 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Czy cierpi Pan/i na: choroba serca, cukrzyca, wrzody, astma, wysokie ciśnienie krwi ? 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Czy cierpi Pan/i na: wirus zapalenia wątroby typu C (WZW C, ang. hepatitis C virus, HCV) ?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Czy cierpi Pan/i na : Ludzki wirus niedoboru odporności typu HIV ?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Czy Pana/i skóra łatwo się goi ?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">Czy bierze Pan/i leki rozrzedzające krew ?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">Czy w ostatnich 24 h spożywał/a Pan/i alkohol lub środki psychoaktywne ?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Czy jest Pani w ciąży ? </text:p>
          </table:table-cell>
          <table:table-cell table:style-name="Tabela1.A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</table:table>
      <text:p text:style-name="P5"/>
      <text:p text:style-name="P5"/>
      <text:p text:style-name="P1">Oświadczam iż nie zataiłem informacji o moim stanie zdrowia, gdyż może mieć to wpływ na na moje</text:p>
      <text:p text:style-name="P9">zdrowie i życie.</text:p>
      <text:p text:style-name="P1"/>
      <text:p text:style-name="P1">Zostałam/em poinformowana/ny o sposobie pielęgnacji po zabiegu modyfikacji</text:p>
      <text:p text:style-name="P1">oraz o komplikacjach, które mogą wyniknąć niezależnie od sposobu dbania.</text:p>
      <text:p text:style-name="P1">W związku z tym, świadomie podejmuję decyzję o dokonaniu takiego zabiegu, a wszelką odpowiedzialność</text:p>
      <text:p text:style-name="P8">przenoszę na siebie.</text:p>
      <text:p text:style-name="P5">Poświadczam, iż materiały wykorzystane do przekłucia są sterylne i przy mnie otwierane, a ja zobowiązuję się stosować produkty do pielęgnacji po zabiegu, oraz stosować do wszystkich zaleceń wskazanych przez piercera. W przeciwnym razie mogą wystąpić reakcje, za które osoba wykonująca przekłucie nie bierze odpowiedzialności. </text:p>
      <text:p text:style-name="P5">Zostałam/łem poinformowany o wszelkich przeciwwskazaniach, efektach ubocznych oraz procesie gojenia się powstałej rany.</text:p>
      <text:p text:style-name="P5">Wiem jak będzie zabieg przebiegać.</text:p>
      <text:p text:style-name="P5">Mój podpis potwierdza, że zrozumiałam/łem, zapoznałam/łem się z oświadczeniem oraz regulaminem studia. </text:p>
      <text:p text:style-name="P3"/>
      <text:p text:style-name="P2">….............................................</text:p>
      <text:p text:style-name="P3"><text:tab/><text:tab/><text:tab/><text:tab/><text:tab/><text:tab/><text:tab/><text:tab/><text:tab/><text:tab/>(czytelne imię i nazwisko)</text:p>
      <text:p text:style-name="P3"/>
      <text:p text:style-name="P1">W myśl art.81 ustawy o prawie autorskim i pokrewnych, zezwalam firmie Montażownia Tatuażu Helena Wójtowicz na</text:p>
      <text:p text:style-name="P1">nieodpłatne utrwalanie i posługiwanie się wizerunkiem, a szczególnie jego fragmentem, związanym z</text:p>
      <text:p text:style-name="P10">przedmiotem niniejszego oświadczenia, do działań promocyjnych.</text:p>
      <text:p text:style-name="P3"/>
      <text:p text:style-name="P11">Wszelkie informacje nie będą wykorzystywane do innych celów innych niż dotyczących zabiegu.</text:p>
      <text:p text:style-name="P11"/>
      <text:p text:style-name="P4">….............................................</text:p>
      <text:p text:style-name="P12"><text:tab/><text:tab/><text:tab/><text:tab/><text:tab/><text:tab/><text:tab/><text:tab/><text:tab/><text:tab/>(czytelne imię i nazwisk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Bogucki</meta:initial-creator>
    <meta:creation-date>2017-04-26T22:53:00.11</meta:creation-date>
    <dc:date>2017-04-28T21:55:22.27</dc:date>
    <dc:creator>Maciej Bogucki</dc:creator>
    <meta:editing-duration>PT19M57S</meta:editing-duration>
    <meta:editing-cycles>10</meta:editing-cycles>
    <meta:generator>OpenOffice/4.1.2$Win32 OpenOffice.org_project/412m3$Build-9782</meta:generator>
    <meta:document-statistic meta:table-count="1" meta:image-count="0" meta:object-count="0" meta:page-count="1" meta:paragraph-count="33" meta:word-count="361" meta:character-count="2771"/>
  </office:meta>
</office:document-meta>
</file>